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348.89pt" svg:y="35.38pt">
            <draw:object draw:notify-on-update-of-ranges="Sheet1.C4:Sheet1.C9 Sheet1.B4:Sheet1.B9 Sheet1.D4:Sheet1.D9 Sheet1.B4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461.25pt" svg:y="353.11pt">
            <draw:object draw:notify-on-update-of-ranges="Sheet1.B29:Sheet1.B58 Sheet1.C29:Sheet1.C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3pt" svg:x="939.71pt" svg:y="355.38pt">
            <draw:object draw:notify-on-update-of-ranges="Sheet1.B29:Sheet1.B58 Sheet1.E29:Sheet1.E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measured by width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18" calcext:value-type="float">
            <text:p>0.18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36" calcext:value-type="float">
            <text:p>0.36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SLOPE([.$B4:.$B9];[.C4:.C9])" office:value-type="float" office:value="9.34986595174263" calcext:value-type="float">
            <text:p>9.34986595174263</text:p>
          </table:table-cell>
          <table:table-cell table:formula="of:=SLOPE([.$B4:.$B9];[.D4:.D9])" office:value-type="float" office:value="0.679405520169851" calcext:value-type="float">
            <text:p>0.6794055201698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INTERCEPT([.$B4:.$B9];[.C4:.C9])" office:value-type="float" office:value="0.724195710455764" calcext:value-type="float">
            <text:p>0.724195710455764</text:p>
          </table:table-cell>
          <table:table-cell table:formula="of:=INTERCEPT([.$B4:.$B9];[.D4:.D9])" office:value-type="float" office:value="0.168259023354564" calcext:value-type="float">
            <text:p>0.168259023354564</text:p>
          </table:table-cell>
          <table:table-cell/>
        </table:table-row>
        <table:table-row table:style-name="ro1" table:number-rows-repeated="13">
          <table:table-cell table:number-columns-repeated="5"/>
        </table:table-row>
        <table:table-row table:style-name="ro1">
          <table:table-cell/>
          <table:table-cell office:value-type="string" calcext:value-type="string">
            <text:p>nowy pomi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adane</text:p>
          </table:table-cell>
          <table:table-cell office:value-type="string" calcext:value-type="string">
            <text:p>sterro</text:p>
          </table:table-cell>
          <table:table-cell office:value-type="string" calcext:value-type="string">
            <text:p>szer</text:p>
          </table:table-cell>
          <table:table-cell office:value-type="string" calcext:value-type="string">
            <text:p>1/szer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.3126" calcext:value-type="float">
            <text:p>2.3126</text:p>
          </table:table-cell>
          <table:table-cell office:value-type="float" office:value="110" calcext:value-type="float">
            <text:p>110</text:p>
          </table:table-cell>
          <table:table-cell table:formula="of:=1/[.D29]" office:value-type="float" office:value="0.00909090909090909" calcext:value-type="float">
            <text:p>0.00909090909090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.1" calcext:value-type="float">
            <text:p>2.1</text:p>
          </table:table-cell>
          <table:table-cell office:value-type="float" office:value="127" calcext:value-type="float">
            <text:p>127</text:p>
          </table:table-cell>
          <table:table-cell table:formula="of:=1/[.D30]" office:value-type="float" office:value="0.0078740157480315" calcext:value-type="float">
            <text:p>0.00787401574803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2405" calcext:value-type="float">
            <text:p>1.2405</text:p>
          </table:table-cell>
          <table:table-cell office:value-type="float" office:value="150" calcext:value-type="float">
            <text:p>150</text:p>
          </table:table-cell>
          <table:table-cell table:formula="of:=1/[.D31]" office:value-type="float" office:value="0.00666666666666667" calcext:value-type="float">
            <text:p>0.00666666666666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444" calcext:value-type="float">
            <text:p>0.9444</text:p>
          </table:table-cell>
          <table:table-cell office:value-type="float" office:value="179" calcext:value-type="float">
            <text:p>179</text:p>
          </table:table-cell>
          <table:table-cell table:formula="of:=1/[.D32]" office:value-type="float" office:value="0.00558659217877095" calcext:value-type="float">
            <text:p>0.00558659217877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4444" calcext:value-type="float">
            <text:p>0.4444</text:p>
          </table:table-cell>
          <table:table-cell office:value-type="float" office:value="289" calcext:value-type="float">
            <text:p>289</text:p>
          </table:table-cell>
          <table:table-cell table:formula="of:=1/[.D33]" office:value-type="float" office:value="0.00346020761245675" calcext:value-type="float">
            <text:p>0.00346020761245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166" calcext:value-type="float">
            <text:p>0.3166</text:p>
          </table:table-cell>
          <table:table-cell office:value-type="float" office:value="520" calcext:value-type="float">
            <text:p>520</text:p>
          </table:table-cell>
          <table:table-cell table:formula="of:=1/[.D34]" office:value-type="float" office:value="0.00192307692307692" calcext:value-type="float">
            <text:p>0.00192307692307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211" calcext:value-type="float">
            <text:p>0.3211</text:p>
          </table:table-cell>
          <table:table-cell office:value-type="float" office:value="477" calcext:value-type="float">
            <text:p>477</text:p>
          </table:table-cell>
          <table:table-cell table:formula="of:=1/[.D35]" office:value-type="float" office:value="0.00209643605870021" calcext:value-type="float">
            <text:p>0.002096436058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5914" calcext:value-type="float">
            <text:p>0.5914</text:p>
          </table:table-cell>
          <table:table-cell office:value-type="float" office:value="257" calcext:value-type="float">
            <text:p>257</text:p>
          </table:table-cell>
          <table:table-cell table:formula="of:=1/[.D36]" office:value-type="float" office:value="0.00389105058365759" calcext:value-type="float">
            <text:p>0.00389105058365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1049" calcext:value-type="float">
            <text:p>1.1049</text:p>
          </table:table-cell>
          <table:table-cell office:value-type="float" office:value="196" calcext:value-type="float">
            <text:p>196</text:p>
          </table:table-cell>
          <table:table-cell table:formula="of:=1/[.D37]" office:value-type="float" office:value="0.00510204081632653" calcext:value-type="float">
            <text:p>0.0051020408163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2828" calcext:value-type="float">
            <text:p>1.2828</text:p>
          </table:table-cell>
          <table:table-cell office:value-type="float" office:value="155" calcext:value-type="float">
            <text:p>155</text:p>
          </table:table-cell>
          <table:table-cell table:formula="of:=1/[.D38]" office:value-type="float" office:value="0.00645161290322581" calcext:value-type="float">
            <text:p>0.00645161290322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.7721" calcext:value-type="float">
            <text:p>1.7721</text:p>
          </table:table-cell>
          <table:table-cell office:value-type="float" office:value="112" calcext:value-type="float">
            <text:p>112</text:p>
          </table:table-cell>
          <table:table-cell table:formula="of:=1/[.D39]" office:value-type="float" office:value="0.00892857142857143" calcext:value-type="float">
            <text:p>0.00892857142857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.0518" calcext:value-type="float">
            <text:p>2.0518</text:p>
          </table:table-cell>
          <table:table-cell office:value-type="float" office:value="102" calcext:value-type="float">
            <text:p>102</text:p>
          </table:table-cell>
          <table:table-cell table:formula="of:=1/[.D40]" office:value-type="float" office:value="0.00980392156862745" calcext:value-type="float">
            <text:p>0.00980392156862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.0066" calcext:value-type="float">
            <text:p>2.0066</text:p>
          </table:table-cell>
          <table:table-cell office:value-type="float" office:value="101" calcext:value-type="float">
            <text:p>101</text:p>
          </table:table-cell>
          <table:table-cell table:formula="of:=1/[.D41]" office:value-type="float" office:value="0.0099009900990099" calcext:value-type="float">
            <text:p>0.0099009900990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.8626" calcext:value-type="float">
            <text:p>1.8626</text:p>
          </table:table-cell>
          <table:table-cell office:value-type="float" office:value="123" calcext:value-type="float">
            <text:p>123</text:p>
          </table:table-cell>
          <table:table-cell table:formula="of:=1/[.D42]" office:value-type="float" office:value="0.00813008130081301" calcext:value-type="float">
            <text:p>0.00813008130081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2157" calcext:value-type="float">
            <text:p>1.2157</text:p>
          </table:table-cell>
          <table:table-cell office:value-type="float" office:value="142" calcext:value-type="float">
            <text:p>142</text:p>
          </table:table-cell>
          <table:table-cell table:formula="of:=1/[.D43]" office:value-type="float" office:value="0.00704225352112676" calcext:value-type="float">
            <text:p>0.00704225352112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1764" calcext:value-type="float">
            <text:p>1.1764</text:p>
          </table:table-cell>
          <table:table-cell office:value-type="float" office:value="198" calcext:value-type="float">
            <text:p>198</text:p>
          </table:table-cell>
          <table:table-cell table:formula="of:=1/[.D44]" office:value-type="float" office:value="0.00505050505050505" calcext:value-type="float">
            <text:p>0.00505050505050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5992" calcext:value-type="float">
            <text:p>0.5992</text:p>
          </table:table-cell>
          <table:table-cell office:value-type="float" office:value="282" calcext:value-type="float">
            <text:p>282</text:p>
          </table:table-cell>
          <table:table-cell table:formula="of:=1/[.D45]" office:value-type="float" office:value="0.00354609929078014" calcext:value-type="float">
            <text:p>0.0035460992907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31" calcext:value-type="float">
            <text:p>0.331</text:p>
          </table:table-cell>
          <table:table-cell office:value-type="float" office:value="450" calcext:value-type="float">
            <text:p>450</text:p>
          </table:table-cell>
          <table:table-cell table:formula="of:=1/[.D46]" office:value-type="float" office:value="0.00222222222222222" calcext:value-type="float">
            <text:p>0.00222222222222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211" calcext:value-type="float">
            <text:p>0.3211</text:p>
          </table:table-cell>
          <table:table-cell office:value-type="float" office:value="411" calcext:value-type="float">
            <text:p>411</text:p>
          </table:table-cell>
          <table:table-cell table:formula="of:=1/[.D47]" office:value-type="float" office:value="0.0024330900243309" calcext:value-type="float">
            <text:p>0.00243309002433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6217" calcext:value-type="float">
            <text:p>0.6217</text:p>
          </table:table-cell>
          <table:table-cell office:value-type="float" office:value="248" calcext:value-type="float">
            <text:p>248</text:p>
          </table:table-cell>
          <table:table-cell table:formula="of:=1/[.D48]" office:value-type="float" office:value="0.00403225806451613" calcext:value-type="float">
            <text:p>0.00403225806451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6954" calcext:value-type="float">
            <text:p>0.6954</text:p>
          </table:table-cell>
          <table:table-cell office:value-type="float" office:value="200" calcext:value-type="float">
            <text:p>200</text:p>
          </table:table-cell>
          <table:table-cell table:formula="of:=1/[.D49]" office:value-type="float" office:value="0.005" calcext:value-type="float">
            <text:p>0.00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8628" calcext:value-type="float">
            <text:p>1.8628</text:p>
          </table:table-cell>
          <table:table-cell office:value-type="float" office:value="147" calcext:value-type="float">
            <text:p>147</text:p>
          </table:table-cell>
          <table:table-cell table:formula="of:=1/[.D50]" office:value-type="float" office:value="0.00680272108843537" calcext:value-type="float">
            <text:p>0.00680272108843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.3126" calcext:value-type="float">
            <text:p>2.3126</text:p>
          </table:table-cell>
          <table:table-cell office:value-type="float" office:value="116" calcext:value-type="float">
            <text:p>116</text:p>
          </table:table-cell>
          <table:table-cell table:formula="of:=1/[.D51]" office:value-type="float" office:value="0.00862068965517241" calcext:value-type="float">
            <text:p>0.00862068965517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.3166" calcext:value-type="float">
            <text:p>2.3166</text:p>
          </table:table-cell>
          <table:table-cell office:value-type="float" office:value="101" calcext:value-type="float">
            <text:p>101</text:p>
          </table:table-cell>
          <table:table-cell table:formula="of:=1/[.D52]" office:value-type="float" office:value="0.0099009900990099" calcext:value-type="float">
            <text:p>0.0099009900990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.9028" calcext:value-type="float">
            <text:p>2.9028</text:p>
          </table:table-cell>
          <table:table-cell office:value-type="float" office:value="110" calcext:value-type="float">
            <text:p>110</text:p>
          </table:table-cell>
          <table:table-cell table:formula="of:=1/[.D53]" office:value-type="float" office:value="0.00909090909090909" calcext:value-type="float">
            <text:p>0.00909090909090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.0522" calcext:value-type="float">
            <text:p>2.0522</text:p>
          </table:table-cell>
          <table:table-cell office:value-type="float" office:value="132" calcext:value-type="float">
            <text:p>132</text:p>
          </table:table-cell>
          <table:table-cell table:formula="of:=1/[.D54]" office:value-type="float" office:value="0.00757575757575758" calcext:value-type="float">
            <text:p>0.00757575757575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6006" calcext:value-type="float">
            <text:p>1.6006</text:p>
          </table:table-cell>
          <table:table-cell office:value-type="float" office:value="143" calcext:value-type="float">
            <text:p>143</text:p>
          </table:table-cell>
          <table:table-cell table:formula="of:=1/[.D55]" office:value-type="float" office:value="0.00699300699300699" calcext:value-type="float">
            <text:p>0.00699300699300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4357" calcext:value-type="float">
            <text:p>1.4357</text:p>
          </table:table-cell>
          <table:table-cell office:value-type="float" office:value="199" calcext:value-type="float">
            <text:p>199</text:p>
          </table:table-cell>
          <table:table-cell table:formula="of:=1/[.D56]" office:value-type="float" office:value="0.0050251256281407" calcext:value-type="float">
            <text:p>0.00502512562814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6927" calcext:value-type="float">
            <text:p>0.6927</text:p>
          </table:table-cell>
          <table:table-cell office:value-type="float" office:value="256" calcext:value-type="float">
            <text:p>256</text:p>
          </table:table-cell>
          <table:table-cell table:formula="of:=1/[.D57]" office:value-type="float" office:value="0.00390625" calcext:value-type="float">
            <text:p>0.003906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329" calcext:value-type="float">
            <text:p>0.3329</text:p>
          </table:table-cell>
          <table:table-cell office:value-type="float" office:value="410" calcext:value-type="float">
            <text:p>410</text:p>
          </table:table-cell>
          <table:table-cell table:formula="of:=1/[.D58]" office:value-type="float" office:value="0.0024390243902439" calcext:value-type="float">
            <text:p>0.0024390243902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irst or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SLOPE([.$B29:.$B58];[.C29:.C58])" office:value-type="float" office:value="10.9119480056585" calcext:value-type="float">
            <text:p>10.9119480056585</text:p>
          </table:table-cell>
          <table:table-cell/>
          <table:table-cell table:formula="of:=SLOPE([.$B29:.$B58];[.E29:.E58])" office:value-type="float" office:value="3333.4004557751" calcext:value-type="float">
            <text:p>3333.4004557751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INTERCEPT([.$B29:.$B58];[.C29:.C58])" office:value-type="float" office:value="3.37950280275768" calcext:value-type="float">
            <text:p>3.37950280275768</text:p>
          </table:table-cell>
          <table:table-cell/>
          <table:table-cell table:formula="of:=INTERCEPT([.$B29:.$B58];[.E29:.E58])" office:value-type="float" office:value="-2.34340798146414" calcext:value-type="float">
            <text:p>-2.343407981464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tereo 2order</text:p>
          </table:table-cell>
          <table:table-cell table:number-matrix-columns-spanned="3" table:number-matrix-rows-spanned="1" table:formula="of:=LINEST([.B29:.B58]; [.C29:.C58]^{1;2})" office:value-type="float" office:value="-2.28648621827457" calcext:value-type="float">
            <text:p>-2.28648621827457</text:p>
          </table:table-cell>
          <table:table-cell office:value-type="float" office:value="17.2349748723023" calcext:value-type="float">
            <text:p>17.2349748723023</text:p>
          </table:table-cell>
          <table:table-cell office:value-type="float" office:value="0.303111288567056" calcext:value-type="float">
            <text:p>0.3031112885670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/00/0000</text:date>, <text:time style:data-style-name="N2" text:time-value="17:17:41.717050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22:40:39.146147118</meta:creation-date>
    <dc:date>2018-05-02T22:44:27.525674333</dc:date>
    <meta:editing-duration>PT1H29M39S</meta:editing-duration>
    <meta:editing-cycles>5</meta:editing-cycles>
    <meta:generator>LibreOffice/6.0.2.1$Linux_X86_64 LibreOffice_project/f7f06a8f319e4b62f9bc5095aa112a65d2f3ac89</meta:generator>
    <meta:document-statistic meta:table-count="1" meta:cell-count="1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844cm" svg:y="3.955cm" style:legend-expansion="high" chart:style-name="ch2"/>
        <chart:plot-area chart:style-name="ch3" table:cell-range-address="Sheet1.B4:Sheet1.C9" chart:data-source-has-labels="row" svg:x="0.319cm" svg:y="0.18cm" svg:width="10.206cm" svg:height="8.646cm">
          <chartooo:coordinate-region svg:x="1.046cm" svg:y="0.379cm" svg:width="9.38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9" loext:label-string="measurements" chart:class="chart:scatter">
            <chart:domain table:cell-range-address="Sheet1.C4:Sheet1.C9"/>
            <chart:data-point chart:repeated="6"/>
          </chart:series>
          <chart:series chart:style-name="ch7" chart:values-cell-range-address="Sheet1.B4:Sheet1.B9" loext:label-string="measurements_by_width" chart:class="chart:scatter">
            <chart:domain table:cell-range-address="Sheet1.D4:Sheet1.D9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easurements</text:p>
              </table:table-cell>
              <table:table-cell office:value-type="string">
                <text:p>Column D</text:p>
              </table:table-cell>
              <table:table-cell office:value-type="string">
                <text:p>measurements_by_wid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">
                <text:p>0.09</text:p>
                <draw:g>
                  <svg:desc>Sheet1.C4:Sheet1.C9</svg:desc>
                </draw:g>
              </table:table-cell>
              <table:table-cell office:value-type="float" office:value="1.5">
                <text:p>1.5</text:p>
                <draw:g>
                  <svg:desc>Sheet1.B4:Sheet1.B9</svg:desc>
                </draw:g>
              </table:table-cell>
              <table:table-cell office:value-type="float" office:value="2">
                <text:p>2</text:p>
                <draw:g>
                  <svg:desc>Sheet1.D4:Sheet1.D9</svg:desc>
                </draw:g>
              </table:table-cell>
              <table:table-cell office:value-type="float" office:value="1.5">
                <text:p>1.5</text:p>
                <draw:g>
                  <svg:desc>Sheet1.B4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2">
                <text:p>2</text:p>
              </table:table-cell>
              <table:table-cell office:value-type="float" office:value="2.6">
                <text:p>2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">
                <text:p>0.18</text:p>
              </table:table-cell>
              <table:table-cell office:value-type="float" office:value="2.5">
                <text:p>2.5</text:p>
              </table:table-cell>
              <table:table-cell office:value-type="float" office:value="3.4">
                <text:p>3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3">
                <text:p>3</text:p>
              </table:table-cell>
              <table:table-cell office:value-type="float" office:value="4.3">
                <text:p>4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">
                <text:p>0.29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">
                <text:p>0.36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691cm" svg:y="3.706cm" style:legend-expansion="high" chart:style-name="ch2"/>
        <chart:plot-area chart:style-name="ch3" table:cell-range-address="Sheet1.B29:Sheet1.C58" chart:data-source-has-labels="row" svg:x="0.319cm" svg:y="0.18cm" svg:width="11.053cm" svg:height="8.646cm">
          <chartooo:coordinate-region svg:x="0.94cm" svg:y="0.379cm" svg:width="10.19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heet1.B29:Sheet1.B58" loext:label-string="stereo" chart:class="chart:scatter">
            <chart:domain table:cell-range-address="Sheet1.C29:Sheet1.C58"/>
            <chart:regression-curve chart:style-name="ch8">
              <chart:equation chart:display-equation="true" chart:display-r-square="true"/>
            </chart:regression-curve>
            <chart:regression-curve chart:style-name="ch9">
              <chart:equation chart:display-equation="true" chart:display-r-square="true"/>
            </chart:regression-curve>
            <chart:data-point chart:repeated="26"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tere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126">
                <text:p>2.3126</text:p>
                <draw:g>
                  <svg:desc>Sheet1.C29:Sheet1.C58</svg:desc>
                </draw:g>
              </table:table-cell>
              <table:table-cell office:value-type="float" office:value="30">
                <text:p>30</text:p>
                <draw:g>
                  <svg:desc>Sheet1.B29:Sheet1.B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">
                <text:p>2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405">
                <text:p>1.24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44">
                <text:p>0.94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44">
                <text:p>0.44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66">
                <text:p>0.31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11">
                <text:p>0.32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14">
                <text:p>0.59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049">
                <text:p>1.10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828">
                <text:p>1.28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721">
                <text:p>1.77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518">
                <text:p>2.05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066">
                <text:p>2.00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626">
                <text:p>1.86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157">
                <text:p>1.21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764">
                <text:p>1.17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92">
                <text:p>0.59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1">
                <text:p>0.3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11">
                <text:p>0.32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17">
                <text:p>0.62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54">
                <text:p>0.69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628">
                <text:p>1.86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126">
                <text:p>2.31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166">
                <text:p>2.31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028">
                <text:p>2.90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522">
                <text:p>2.05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006">
                <text:p>1.60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357">
                <text:p>1.4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927">
                <text:p>0.69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329">
                <text:p>0.332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f7f06a8f319e4b62f9bc5095aa112a65d2f3ac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008cm" svg:y="3.954cm" style:legend-expansion="high" chart:style-name="ch2"/>
        <chart:plot-area chart:style-name="ch3" table:cell-range-address="Sheet1.E29:Sheet1.E58 Sheet1.B29:Sheet1.B58" chart:data-source-has-labels="row" svg:x="0.319cm" svg:y="0.18cm" svg:width="11.37cm" svg:height="8.645cm">
          <chartooo:coordinate-region svg:x="0.94cm" svg:y="0.379cm" svg:width="10.32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9:Sheet1.B58" loext:label-string="proporcja" chart:class="chart:scatter">
            <chart:domain table:cell-range-address="Sheet1.E29:Sheet1.E58"/>
            <chart:regression-curve chart:style-name="ch7">
              <chart:equation chart:display-equation="true" chart:display-r-square="true"/>
            </chart:regression-curve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roporcj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09090909090909">
                <text:p>0.00909090909090909</text:p>
                <draw:g>
                  <svg:desc>Sheet1.E29:Sheet1.E58</svg:desc>
                </draw:g>
              </table:table-cell>
              <table:table-cell office:value-type="float" office:value="30">
                <text:p>30</text:p>
                <draw:g>
                  <svg:desc>Sheet1.B29:Sheet1.B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8740157480315">
                <text:p>0.00787401574803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6020761245675">
                <text:p>0.003460207612456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92307692307692">
                <text:p>0.001923076923076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09643605870021">
                <text:p>0.002096436058700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89105058365759">
                <text:p>0.003891050583657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10204081632653">
                <text:p>0.00510204081632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45161290322581">
                <text:p>0.006451612903225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892857142857143">
                <text:p>0.008928571428571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9009900990099">
                <text:p>0.00990099009900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13008130081301">
                <text:p>0.008130081300813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04225352112676">
                <text:p>0.007042253521126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05050505050505">
                <text:p>0.005050505050505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54609929078014">
                <text:p>0.00354609929078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22222222222222">
                <text:p>0.002222222222222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4330900243309">
                <text:p>0.00243309002433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03225806451613">
                <text:p>0.004032258064516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">
                <text:p>0.0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80272108843537">
                <text:p>0.006802721088435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862068965517241">
                <text:p>0.008620689655172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9009900990099">
                <text:p>0.00990099009900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09090909090909">
                <text:p>0.009090909090909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757575757575758">
                <text:p>0.007575757575757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699300699300699">
                <text:p>0.006993006993006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50251256281407">
                <text:p>0.00502512562814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90625">
                <text:p>0.003906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4390243902439">
                <text:p>0.002439024390243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f7f06a8f319e4b62f9bc5095aa112a65d2f3ac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